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54db" officeooo:paragraph-rsid="00105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auto_ab378688" text:anchor-type="paragraph" svg:width="4cm" svg:height="3cm" style:wrap="left" style:horizontal-pos="right" style:horizontal-rel="paragraph">
        <draw:image xlink:href="Pictures/Logo.png" xlink:type="simple" xlink:show="embed" xlink:actuate="onLoad"/>
      </draw:fram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ab378688" style:family="graphic" style:parent-style-name="Graphics">
      <style:graphic-properties style:horizontal-pos="right" style:horizontal-rel="paragraph" style:wrap="left" svg:height="3cm" svg:width="4cm" text:anchor-type="paragraph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01:13.870379987</meta:creation-date>
    <dc:date>2025-04-14T22:24:15.574213663</dc:date>
    <meta:editing-duration>PT1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